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827b95" officeooo:paragraph-rsid="01827b95" style:font-weight-asian="bold" style:font-weight-complex="bold"/>
    </style:style>
    <style:style style:name="P3" style:family="paragraph" style:parent-style-name="Text_20_body">
      <style:text-properties officeooo:paragraph-rsid="0136717d"/>
    </style:style>
    <style:style style:name="P4" style:family="paragraph" style:parent-style-name="Text_20_body">
      <style:text-properties officeooo:paragraph-rsid="0159f874"/>
    </style:style>
    <style:style style:name="P5" style:family="paragraph" style:parent-style-name="Text_20_body">
      <style:text-properties officeooo:rsid="01784571" officeooo:paragraph-rsid="01784571"/>
    </style:style>
    <style:style style:name="P6" style:family="paragraph" style:parent-style-name="Text_20_body">
      <style:text-properties officeooo:rsid="017c1f14" officeooo:paragraph-rsid="017d27c0"/>
    </style:style>
    <style:style style:name="P7" style:family="paragraph" style:parent-style-name="Text_20_body">
      <style:text-properties officeooo:rsid="017d27c0" officeooo:paragraph-rsid="017d27c0"/>
    </style:style>
    <style:style style:name="P8" style:family="paragraph" style:parent-style-name="Text_20_body">
      <style:text-properties fo:font-weight="normal" officeooo:rsid="017d27c0" officeooo:paragraph-rsid="017d27c0" style:font-weight-asian="normal" style:font-weight-complex="normal"/>
    </style:style>
    <style:style style:name="P9" style:family="paragraph" style:parent-style-name="Text_20_body">
      <style:text-properties officeooo:paragraph-rsid="018013a3"/>
    </style:style>
    <style:style style:name="P10" style:family="paragraph" style:parent-style-name="Text_20_body">
      <style:text-properties fo:font-weight="normal" officeooo:rsid="018c4115" officeooo:paragraph-rsid="018c4115" style:font-weight-asian="normal" style:font-weight-complex="normal"/>
    </style:style>
    <style:style style:name="P11" style:family="paragraph" style:parent-style-name="Text_20_body" style:list-style-name="L2">
      <style:text-properties fo:font-weight="normal" officeooo:rsid="018f3aaa" officeooo:paragraph-rsid="018f3aaa" style:font-weight-asian="normal" style:font-weight-complex="normal"/>
    </style:style>
    <style:style style:name="P12" style:family="paragraph" style:parent-style-name="Text_20_body">
      <style:text-properties officeooo:paragraph-rsid="01811fff"/>
    </style:style>
    <style:style style:name="P13" style:family="paragraph" style:parent-style-name="Text_20_body">
      <style:text-properties fo:font-weight="bold" officeooo:rsid="01892d95" officeooo:paragraph-rsid="01892d95" style:font-weight-asian="bold" style:font-weight-complex="bold"/>
    </style:style>
    <style:style style:name="P14" style:family="paragraph" style:parent-style-name="Text_20_body">
      <style:text-properties officeooo:rsid="0189a9f4" officeooo:paragraph-rsid="0189a9f4"/>
    </style:style>
    <style:style style:name="P15" style:family="paragraph" style:parent-style-name="Text_20_body">
      <style:text-properties officeooo:rsid="017b8f7f" officeooo:paragraph-rsid="017b8f7f"/>
    </style:style>
    <style:style style:name="P16" style:family="paragraph" style:parent-style-name="Text_20_body">
      <style:text-properties officeooo:rsid="017c1f14" officeooo:paragraph-rsid="017d27c0"/>
    </style:style>
    <style:style style:name="P17" style:family="paragraph" style:parent-style-name="Text_20_body">
      <style:text-properties officeooo:paragraph-rsid="018f3aaa"/>
    </style:style>
    <style:style style:name="P18" style:family="paragraph" style:parent-style-name="Text_20_body" style:list-style-name="L2">
      <style:text-properties officeooo:paragraph-rsid="018f3aaa"/>
    </style:style>
    <style:style style:name="P19" style:family="paragraph" style:parent-style-name="Text_20_body">
      <style:text-properties officeooo:paragraph-rsid="0194c513"/>
    </style:style>
    <style:style style:name="P20" style:family="paragraph" style:parent-style-name="Text_20_body">
      <style:text-properties officeooo:paragraph-rsid="019626f4"/>
    </style:style>
    <style:style style:name="P21" style:family="paragraph" style:parent-style-name="Text_20_body">
      <style:text-properties officeooo:rsid="019626f4" officeooo:paragraph-rsid="019626f4"/>
    </style:style>
    <style:style style:name="P22" style:family="paragraph" style:parent-style-name="Text_20_body">
      <style:paragraph-properties fo:margin-left="0.4925in" fo:margin-right="0in" fo:text-indent="0in" style:auto-text-indent="false"/>
      <style:text-properties officeooo:rsid="017db24f" officeooo:paragraph-rsid="017d27c0"/>
    </style:style>
    <style:style style:name="P23" style:family="paragraph" style:parent-style-name="Text_20_body">
      <style:paragraph-properties fo:margin-left="0in" fo:margin-right="0in" fo:text-indent="0in" style:auto-text-indent="false"/>
      <style:text-properties officeooo:rsid="0189a9f4" officeooo:paragraph-rsid="0189a9f4"/>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7f3ef3" style:font-weight-asian="bold" style:font-weight-complex="bold"/>
    </style:style>
    <style:style style:name="T8" style:family="text">
      <style:text-properties fo:font-weight="bold" officeooo:rsid="01811fff" style:font-weight-asian="bold" style:font-weight-complex="bold"/>
    </style:style>
    <style:style style:name="T9" style:family="text">
      <style:text-properties fo:font-weight="bold" officeooo:rsid="01827b95" style:font-weight-asian="bold" style:font-weight-complex="bold"/>
    </style:style>
    <style:style style:name="T10" style:family="text">
      <style:text-properties fo:font-weight="bold" officeooo:rsid="018013a3" style:font-weight-asian="bold" style:font-weight-complex="bold"/>
    </style:style>
    <style:style style:name="T11" style:family="text">
      <style:text-properties fo:font-weight="bold" officeooo:rsid="01892d95" style:font-weight-asian="bold" style:font-weight-complex="bold"/>
    </style:style>
    <style:style style:name="T12" style:family="text">
      <style:text-properties fo:font-weight="bold" officeooo:rsid="0189a9f4" style:font-weight-asian="bold" style:font-weight-complex="bold"/>
    </style:style>
    <style:style style:name="T13" style:family="text">
      <style:text-properties fo:font-weight="bold" officeooo:rsid="018b2e6b" style:font-weight-asian="bold" style:font-weight-complex="bold"/>
    </style:style>
    <style:style style:name="T14" style:family="text">
      <style:text-properties fo:font-weight="bold" officeooo:rsid="019134c6" style:font-weight-asian="bold" style:font-weight-complex="bold"/>
    </style:style>
    <style:style style:name="T15" style:family="text">
      <style:text-properties fo:font-weight="bold" officeooo:rsid="0193308e" style:font-weight-asian="bold" style:font-weight-complex="bold"/>
    </style:style>
    <style:style style:name="T16" style:family="text">
      <style:text-properties fo:font-weight="bold" officeooo:rsid="019626f4"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7d27c0" style:font-weight-asian="normal" style:font-weight-complex="normal"/>
    </style:style>
    <style:style style:name="T19" style:family="text">
      <style:text-properties fo:font-weight="normal" officeooo:rsid="017f3ef3" style:font-weight-asian="normal" style:font-weight-complex="normal"/>
    </style:style>
    <style:style style:name="T20" style:family="text">
      <style:text-properties fo:font-weight="normal" officeooo:rsid="018013a3" style:font-weight-asian="normal" style:font-weight-complex="normal"/>
    </style:style>
    <style:style style:name="T21" style:family="text">
      <style:text-properties fo:font-weight="normal" officeooo:rsid="01811fff" style:font-weight-asian="normal" style:font-weight-complex="normal"/>
    </style:style>
    <style:style style:name="T22" style:family="text">
      <style:text-properties fo:font-weight="normal" officeooo:rsid="01892cd1" style:font-weight-asian="normal" style:font-weight-complex="normal"/>
    </style:style>
    <style:style style:name="T23" style:family="text">
      <style:text-properties fo:font-weight="normal" officeooo:rsid="01892d95" style:font-weight-asian="normal" style:font-weight-complex="normal"/>
    </style:style>
    <style:style style:name="T24" style:family="text">
      <style:text-properties fo:font-weight="normal" officeooo:rsid="0189a9f4" style:font-weight-asian="normal" style:font-weight-complex="normal"/>
    </style:style>
    <style:style style:name="T25" style:family="text">
      <style:text-properties fo:font-weight="normal" officeooo:rsid="018b2e6b" style:font-weight-asian="normal" style:font-weight-complex="normal"/>
    </style:style>
    <style:style style:name="T26" style:family="text">
      <style:text-properties fo:font-weight="normal" officeooo:rsid="018b4181" style:font-weight-asian="normal" style:font-weight-complex="normal"/>
    </style:style>
    <style:style style:name="T27" style:family="text">
      <style:text-properties fo:font-weight="normal" officeooo:rsid="018c4115" style:font-weight-asian="normal" style:font-weight-complex="normal"/>
    </style:style>
    <style:style style:name="T28" style:family="text">
      <style:text-properties fo:font-weight="normal" officeooo:rsid="018d9a64" style:font-weight-asian="normal" style:font-weight-complex="normal"/>
    </style:style>
    <style:style style:name="T29" style:family="text">
      <style:text-properties fo:font-weight="normal" officeooo:rsid="018f3aaa" style:font-weight-asian="normal" style:font-weight-complex="normal"/>
    </style:style>
    <style:style style:name="T30" style:family="text">
      <style:text-properties fo:font-weight="normal" officeooo:rsid="019134c6" style:font-weight-asian="normal" style:font-weight-complex="normal"/>
    </style:style>
    <style:style style:name="T31" style:family="text">
      <style:text-properties fo:font-weight="normal" officeooo:rsid="01879d12" style:font-weight-asian="normal" style:font-weight-complex="normal"/>
    </style:style>
    <style:style style:name="T32" style:family="text">
      <style:text-properties fo:font-weight="normal" officeooo:rsid="0193308e" style:font-weight-asian="normal" style:font-weight-complex="normal"/>
    </style:style>
    <style:style style:name="T33" style:family="text">
      <style:text-properties fo:font-weight="normal" officeooo:rsid="0194141a" style:font-weight-asian="normal" style:font-weight-complex="normal"/>
    </style:style>
    <style:style style:name="T34" style:family="text">
      <style:text-properties fo:font-weight="normal" officeooo:rsid="0194c513" style:font-weight-asian="normal" style:font-weight-complex="normal"/>
    </style:style>
    <style:style style:name="T35" style:family="text">
      <style:text-properties fo:font-weight="normal" officeooo:rsid="019626f4" style:font-weight-asian="normal" style:font-weight-complex="normal"/>
    </style:style>
    <style:style style:name="T36" style:family="text">
      <style:text-properties officeooo:rsid="00e51007"/>
    </style:style>
    <style:style style:name="T37" style:family="text">
      <style:text-properties officeooo:rsid="01548716"/>
    </style:style>
    <style:style style:name="T38" style:family="text">
      <style:text-properties officeooo:rsid="017b8f7f"/>
    </style:style>
    <style:style style:name="T39" style:family="text">
      <style:text-properties style:text-position="super 58%" fo:font-weight="normal" officeooo:rsid="019626f4" style:font-weight-asian="normal" style:font-weight-complex="normal"/>
    </style:style>
    <style:style style:name="T40" style:family="text">
      <style:text-properties officeooo:rsid="01879d12"/>
    </style:style>
    <style:style style:name="T41" style:family="text">
      <style:text-properties officeooo:rsid="01892d95"/>
    </style:style>
    <style:style style:name="T42" style:family="text">
      <style:text-properties officeooo:rsid="01811fff"/>
    </style:style>
    <style:style style:name="T43" style:family="text">
      <style:text-properties officeooo:rsid="018f3aaa"/>
    </style:style>
    <style:style style:name="T44" style:family="text">
      <style:text-properties officeooo:rsid="019134c6"/>
    </style:style>
    <style:style style:name="T45" style:family="text">
      <style:text-properties style:text-position="0% 100%"/>
    </style:style>
    <style:style style:name="T46" style:family="text">
      <style:text-properties officeooo:rsid="019626f4"/>
    </style:style>
    <style:style style:name="T47" style:family="text">
      <style:text-properties fo:font-size="10pt" fo:font-weight="normal" officeooo:rsid="017f3ef3"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0">1 June</text:span> 201<text:span text:style-name="T37">6</text:span> transmission <text:span text:style-name="T40">2/3 June</text:span> 201<text:span text:style-name="T37">6</text:span></text:p>
      <text:p text:style-name="P4"><text:span text:style-name="T2">[0]</text:span><text:span text:style-name="T36"> Lights are on heating’s on, must be June, so welcome to nearly summer and welcome once again to IT Stuff, your monthly technology show about software, hardware, alienation and disappointment. In the studio today we have Kriss, Dick, and Shi over there on the swivel chair of authority. </text:span><text:span text:style-name="T31">What’s in the show this time? </text:span><text:span text:style-name="T33">We’ve got data leaks, Windows 10 upgrades, pirated academic papers, poetry, Shi’s World of Stuff, Leeds Hack, the dear old Speccy and the dear old Amiga. Blimey!</text:span></text:p>
      <text:p text:style-name="P9"><text:span text:style-name="T10">[</text:span><text:span text:style-name="T16">2</text:span><text:span text:style-name="T10"> Min]</text:span><text:span text:style-name="T20"> </text:span><text:span text:style-name="T28">You might remember last month we </text:span><text:span text:style-name="T30">told you about a huge data leak, </text:span><text:span text:style-name="T34">93 million voters in Mexico</text:span><text:span text:style-name="T30">. Well, that </text:span><text:span text:style-name="T34">wasn’t a record for long. If you’re on linkedin you’ll have been told that details of 117 Million linkedin users leaked this month. Well, that wasn’t a record for long, cos someone on the darknet is trying to flog 427 Million myspace logins for just 2800 dollars. What good is 427 Million myspace logins? Don’t reuse your passwords, people.</text:span></text:p>
      <text:p text:style-name="P19"><text:span text:style-name="T34">Then again, it turns out that the </text:span><text:span text:style-name="T17">272 million user crede</text:span><text:span text:style-name="T34">ntials from Yahoo and Google that were being flogged, they were 98% made up. It was a scam. Who’da thought it. Then again again, Google oozed some PR about passwordless Android logins coming later this year, it’ll rely on things like how you tap and what your face looks like and that sort of thing. What could possibly go wrong... that hasn’t gone wrong already.</text:span></text:p>
      <text:p text:style-name="P12"><text:span text:style-name="T6">[</text:span><text:span text:style-name="T16">7</text:span><text:span text:style-name="T8"> Min]</text:span><text:span text:style-name="T21"> </text:span><text:span text:style-name="T28">Quick update on Windows 10 </text:span><text:span text:style-name="T32">by the way. Microsoft has announced that Windows 10 upgrades WILL cost you money from </text:span><text:span text:style-name="T33">the </text:span>29th <text:span text:style-name="T33">of July, and it’s serious money too, a hundred quid or more. So it’s time to press the panic button. Get your Windows upgrades started soon. Of course you might not have a lot of choice, it hit the mainstream media this month when Microsoft pushed yet another new nag screen - this time, there’s no cancel button and it even starts the upgrade when you try to close the popup window. This is actually contrary to Microsoft’s own user interface guidelines. Cheer up folks, it’ll soon be over.</text:span></text:p>
      <text:p text:style-name="P13"><text:span text:style-name="T42">[9</text:span> Min]<text:span text:style-name="T17"> </text:span><text:span text:style-name="T27">Ok moving on to something quite serious. Academic journals, </text:span><text:span text:style-name="T33">and this is quite a big deal, though</text:span><text:span text:style-name="T27"> </text:span><text:span text:style-name="T33">the general public probably doesn’t know what’s been going on for a few years now. So you’re an academic at a university, you get research grants, you build on other people’s work, and you publish your findings in peer reviewed journals. That’s your job. </text:span><text:span text:style-name="T34">The only problem is the journal publishers who are chiselling huge amounts of money just to scent-mark academic work with the holy peepee of approval, and locking this stuff away unless you stump up money. And you can’t reproduce your own work because they’ve got the copyright. </text:span></text:p>
      <text:p text:style-name="P20"><text:span text:style-name="T27">W</text:span><text:span text:style-name="T34">ell, academics have been working round this for quite a few years no</text:span><text:span text:style-name="T35">w. <text:s/>The late Aaron Swartz got prosecuted for mass downloading and sharing academic papers, and</text:span><text:span text:style-name="T34"> the academics have a nice big pirate server Sci-Hub with all the good stuff on it, </text:span><text:span text:style-name="T35">but the publishers have been swatting the ever-changing domain name (just like the Pirate Bay shuffle).</text:span><text:span text:style-name="T34"> </text:span><text:span text:style-name="T35">A</text:span><text:span text:style-name="T34">nd they even have a way of requesting papers from each other. They go on the twitters and they use a special hashtag - </text:span><text:span text:style-name="T17">#icanhazpdf</text:span><text:span text:style-name="T34"> - </text:span><text:span text:style-name="T35">and that hashtag even has its own wikipedia page. </text:span></text:p>
      <text:p text:style-name="P21"><text:span text:style-name="T35">T</text:span><text:span text:style-name="T17">his might be coming to an end soon, the Netherlands presidency of the EU is muttering about how publicly funded research should be publicly available. Watch this space!</text:span></text:p>
      <text:p text:style-name="P6"><text:span text:style-name="T6">[</text:span><text:span text:style-name="T1">1</text:span><text:span text:style-name="T11">4</text:span><text:span text:style-name="T1"> Min]</text:span><text:span text:style-name="T17"> You’re listening to IT Stuff. </text:span><text:span text:style-name="T23">Coming up there’s Shi’s World of Stuff, Leeds Hack, </text:span><text:span text:style-name="T24">and we’ll be remembering the Spectrum and the Amiga</text:span><text:span text:style-name="T23">. But</text:span><text:span text:style-name="T18"> now it’s time for </text:span><text:span text:style-name="T22">Poetry</text:span><text:span text:style-name="T18"> Corner! </text:span><text:span text:style-name="T26">Some Google thing has been doing neural network stuff with pomes. </text:span><text:span text:style-name="T28">Because... </text:span><text:span text:style-name="T26">Anybody want to read this </text:span><text:span text:style-name="T28">tripe</text:span><text:span text:style-name="T26">?</text:span></text:p>
      <text:p text:style-name="P22"><text:span text:style-name="Strong_20_Emphasis"><text:span text:style-name="T47">he was silent for a long moment.<text:line-break/></text:span></text:span><text:span text:style-name="T47">he was silent for a moment.<text:line-break/>it was quiet for a moment.<text:line-break/>it was dark and cold.<text:line-break/>there was a pause.<text:line-break/></text:span><text:span text:style-name="Strong_20_Emphasis"><text:span text:style-name="T47">it was my turn.</text:span></text:span></text:p>
      <text:p text:style-name="P23"><text:soft-page-break/><text:span text:style-name="T26">There ya go. </text:span><text:span text:style-name="T17">Computer generated poetry. Just like the real thing - ruddy awful.</text:span></text:p>
      <text:p text:style-name="P6"><text:span text:style-name="T7">[1</text:span><text:span text:style-name="T11">5</text:span><text:span text:style-name="T7"> Min]</text:span><text:span text:style-name="T19"> </text:span><text:span text:style-name="T24">And now it’s time for Shi’s World of Stuff! </text:span><text:span text:style-name="T12">[</text:span><text:span text:style-name="T14">WORLDOFSTUFF.WAV]</text:span></text:p>
      <text:p text:style-name="P10">What’s in your world of stuff this month Shi?</text:p>
      <text:list xml:id="list4076534860816980521" text:style-name="L2">
        <text:list-item>
          <text:p text:style-name="P11">Project Ara - modular phone in long development by Google - <text:span text:style-name="T44">developer model this year, </text:span>release in 2017, but it’s not what we were expecting - the frame will have a nonmodular processor, screen etc - <text:span text:style-name="T44">won’t reboot the phone market like that :(</text:span></text:p>
        </text:list-item>
        <text:list-item>
          <text:p text:style-name="P18"><text:span text:style-name="T29">Microsoft is dumping its ex Nokia phone staff - </text:span><text:span text:style-name="T30">hopefully </text:span>more cheap Chinese windows phones, <text:span text:style-name="T43">preferably Intel - but isn’t Intel ditching the Atom?</text:span></text:p>
        </text:list-item>
        <text:list-item>
          <text:p text:style-name="P11">Samsung smartwatch patent application spotted - projects onto your hand or a wall, you can tap the image</text:p>
        </text:list-item>
      </text:list>
      <text:p text:style-name="P7"><text:span text:style-name="T6">[</text:span><text:span text:style-name="T9">1</text:span><text:span text:style-name="T13">9</text:span><text:span text:style-name="T6"> </text:span><text:span text:style-name="T1">Min]</text:span><text:span text:style-name="T17"> </text:span><text:span text:style-name="T22">Thanks Shi. </text:span><text:span text:style-name="T24">Right, next up we have another ickle podcast from</text:span><text:span text:style-name="T17"> last year’s Leeds Hack, this </text:span><text:span text:style-name="T22">time</text:span><text:span text:style-name="T17"> our </text:span><text:span text:style-name="T22">chum</text:span><text:span text:style-name="T17"> Brian </text:span><text:span text:style-name="T24">is interviewing our other</text:span><text:span text:style-name="T22"> chum Alice</text:span><text:span text:style-name="T23"> - er, the best bit </text:span><text:span text:style-name="T24">is </text:span><text:span text:style-name="T23">where Brian trips Alice up with a trick question about Sundays, </text:span><text:span text:style-name="T24">so listen out for that.</text:span></text:p>
      <text:p text:style-name="P2"><text:span text:style-name="T41">ALICE</text:span>.WAV [<text:span text:style-name="T41">3 min 24 sec</text:span>]</text:p>
      <text:p text:style-name="P8"><text:span text:style-name="T41">Nice one Brian</text:span>.</text:p>
      <text:p text:style-name="P15"><text:span text:style-name="T6">[</text:span><text:span text:style-name="T1">2</text:span><text:span text:style-name="T13">3</text:span><text:span text:style-name="T1"> Min]</text:span><text:span text:style-name="T17"> </text:span><text:span text:style-name="T23">And now to finish off the show, </text:span><text:span text:style-name="T28">let’s go retro </text:span><text:span text:style-name="T29">with a huge plug for </text:span><text:span text:style-name="T35">Feral Vector in Hebden Bridge, June 2</text:span><text:span text:style-name="T39">nd</text:span><text:span text:style-name="T35"> to 4</text:span><text:span text:style-name="T39">th</text:span><text:span text:style-name="T35">, and Kriss and Shi are going to be running a Spectrum Piracy Workshop (it says here) Wossat then? You’re into the Speccy too, Dick? What else is at Feral Vector? feral hyphen vector dot com</text:span></text:p>
      <text:p text:style-name="P14"><text:span text:style-name="T28">O</text:span><text:span text:style-name="T17">ne more thing to get out of the way and then we can all go home. Kriss tipped us off, last Tuesday was International Amiga Day, </text:span><text:span text:style-name="T28">when thousands of old people polish their classic joysticks.</text:span><text:span text:style-name="T17"> Good job you </text:span><text:span text:style-name="T25">said Kriss</text:span><text:span text:style-name="T17"> or we’d have missed it, it’d have been just another Tuesday. </text:span><text:span text:style-name="T28">Anyway here to close the show is the Amiga Day 2014 Theme. Tarra!</text:span></text:p>
      <text:p text:style-name="P5"><text:span text:style-name="T6">[</text:span><text:span text:style-name="T1">2</text:span><text:span text:style-name="T11">5</text:span><text:span text:style-name="T1"> min </text:span><text:span text:style-name="T11">41</text:span><text:span text:style-name="T9"> sec</text:span><text:span text:style-name="T1">] </text:span><text:span text:style-name="T11">AMIGA</text:span><text:span text:style-name="T1">.WAV </text:span><text:span text:style-name="T11">[4 min 11 sec]</text:span></text:p>
      <text:p text:style-name="P3"><text:span text:style-name="T3">[29 min 5</text:span><text:span text:style-name="T4">2</text:span><text:span text:style-name="T3"> sec] end</text:span></text:p>
      <text:p text:style-name="P17"><text:span text:style-name="T3">M</text:span><text:span text:style-name="T5">usicstuffs:<text:line-break/></text:span><text:bookmark text:name="eow-title"/><text:span text:style-name="T5">Amiga Day (I. International Amiga Day) 2014 - Theme<text:line-break/></text:span><text:a xlink:type="simple" xlink:href="https://www.youtube.com/watch?v=lvrE51v8jdk" text:style-name="Internet_20_link" text:visited-style-name="Visited_20_Internet_20_Link"><text:span text:style-name="T29">https://www.youtube.com/watch?v=lvrE51v8jd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6-01T13:51:47.458188227</dc:date>
    <meta:editing-duration>PT7H35M26S</meta:editing-duration>
    <meta:editing-cycles>66</meta:editing-cycles>
    <meta:generator>LibreOffice/5.1.3.2$Linux_X86_64 LibreOffice_project/10m0$Build-2</meta:generator>
    <meta:document-statistic meta:table-count="0" meta:image-count="0" meta:object-count="0" meta:page-count="2" meta:paragraph-count="24" meta:word-count="1008" meta:character-count="5627" meta:non-whitespace-character-count="4643"/>
  </office:meta>
</office:document-meta>
</file>